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</office:automatic-styles>
  <office:body>
    <office:text>
      <text:p text:style-name="P1"><text:span text:style-name="T1_1">Com</text:span><text:span text:style-name="T1_2"><text:s/></text:span><text:span text:style-name="T1_3">que</text:span><text:span text:style-name="T1_4"><text:s/></text:span><text:span text:style-name="T1_5">les</text:span><text:span text:style-name="T1_6"><text:s/>4<text:s/></text:span><text:span text:style-name="T1_7">post</text:span><text:span text:style-name="T1_8">:<text:s/>“</text:span><text:span text:style-name="T1_9">comprovaPartidaPerduda</text:span><text:span text:style-name="T1_10">”,”</text:span><text:span text:style-name="T1_11">comprovaPartidaGuanyada</text:span><text:span text:style-name="T1_12">”,”</text:span><text:span text:style-name="T1_13">partidaJugada</text:span><text:span text:style-name="T1_14">”,”</text:span><text:span text:style-name="T1_15">preparaSegüentmoviment</text:span><text:span text:style-name="T1_16">”</text:span></text:p>
      <text:p text:style-name="P2"><text:span text:style-name="T2_1">necessiten</text:span><text:span text:style-name="T2_2"><text:s/></text:span><text:span text:style-name="T2_3">una</text:span><text:span text:style-name="T2_4"><text:s/></text:span><text:span text:style-name="T2_5">estructura</text:span><text:span text:style-name="T2_6"><text:s/></text:span><text:span text:style-name="T2_7">de</text:span><text:span text:style-name="T2_8"><text:s/></text:span><text:span text:style-name="T2_9">control</text:span><text:span text:style-name="T2_10"><text:s/></text:span><text:span text:style-name="T2_11">lògica</text:span><text:span text:style-name="T2_12"><text:s/></text:span><text:span text:style-name="T2_13">entre</text:span><text:span text:style-name="T2_14"><text:s/></text:span><text:span text:style-name="T2_15">elles</text:span><text:span text:style-name="T2_16"><text:s/>(</text:span><text:span text:style-name="T2_17">si</text:span><text:span text:style-name="T2_18"><text:s/></text:span><text:span text:style-name="T2_19">esta</text:span><text:span text:style-name="T2_20"><text:s/></text:span><text:span text:style-name="T2_21">guanyada</text:span><text:span text:style-name="T2_22"><text:s/></text:span><text:span text:style-name="T2_23">llavors</text:span><text:span text:style-name="T2_24">,<text:s/></text:span><text:span text:style-name="T2_25">sinò</text:span><text:span text:style-name="T2_26"><text:s/>….)</text:span></text:p>
      <text:p text:style-name="P3"/>
      <text:p text:style-name="P4"><text:span text:style-name="T4_1">Les</text:span><text:span text:style-name="T4_2"><text:s/></text:span><text:span text:style-name="T4_3">he</text:span><text:span text:style-name="T4_4"><text:s/></text:span><text:span text:style-name="T4_5">encapsulat</text:span><text:span text:style-name="T4_6"><text:s/></text:span><text:span text:style-name="T4_7">totes</text:span><text:span text:style-name="T4_8"><text:s/></text:span><text:span text:style-name="T4_9">en</text:span><text:span text:style-name="T4_10"><text:s/></text:span><text:span text:style-name="T4_11">una</text:span><text:span text:style-name="T4_12"><text:s/></text:span><text:span text:style-name="T4_13">transacció</text:span><text:span text:style-name="T4_14">,<text:s/></text:span><text:span text:style-name="T4_15">que</text:span><text:span text:style-name="T4_16"><text:s/></text:span><text:span text:style-name="T4_17">realitza</text:span><text:span text:style-name="T4_18"><text:s/></text:span><text:span text:style-name="T4_19">aquestes</text:span><text:span text:style-name="T4_20"><text:s/></text:span><text:span text:style-name="T4_21">comprovacions</text:span><text:span text:style-name="T4_22"><text:s/></text:span><text:span text:style-name="T4_23">lògiques</text:span><text:span text:style-name="T4_24"><text:s/></text:span><text:span text:style-name="T4_25">i</text:span><text:span text:style-name="T4_26"><text:s/></text:span><text:span text:style-name="T4_27">després</text:span><text:span text:style-name="T4_28"><text:s/></text:span><text:span text:style-name="T4_29">crida</text:span><text:span text:style-name="T4_30"><text:s/></text:span><text:span text:style-name="T4_31">a</text:span><text:span text:style-name="T4_32"><text:s/></text:span><text:span text:style-name="T4_33">les</text:span><text:span text:style-name="T4_34"><text:s/></text:span><text:span text:style-name="T4_35">post</text:span><text:span text:style-name="T4_36"><text:s/></text:span><text:span text:style-name="T4_37">segons</text:span><text:span text:style-name="T4_38"><text:s/></text:span><text:span text:style-name="T4_39">les</text:span><text:span text:style-name="T4_40"><text:s/></text:span><text:span text:style-name="T4_41">necessitats</text:span><text:span text:style-name="T4_42">.</text:span></text:p>
      <text:p text:style-name="P5"/>
      <text:p text:style-name="P6"><text:span text:style-name="T6_1">Fer</text:span><text:span text:style-name="T6_2">-</text:span><text:span text:style-name="T6_3">ho</text:span><text:span text:style-name="T6_4"><text:s/></text:span><text:span text:style-name="T6_5">d</text:span><text:span text:style-name="T6_6">’</text:span><text:span text:style-name="T6_7">aquesta</text:span><text:span text:style-name="T6_8"><text:s/></text:span><text:span text:style-name="T6_9">forma</text:span><text:span text:style-name="T6_10"><text:s/></text:span><text:span text:style-name="T6_11">nomès</text:span><text:span text:style-name="T6_12"><text:s/></text:span><text:span text:style-name="T6_13">varia</text:span><text:span text:style-name="T6_14"><text:s/></text:span><text:span text:style-name="T6_15">una</text:span><text:span text:style-name="T6_16"><text:s/></text:span><text:span text:style-name="T6_17">mica</text:span><text:span text:style-name="T6_18"><text:s/></text:span><text:span text:style-name="T6_19">les</text:span><text:span text:style-name="T6_20"><text:s/></text:span><text:span text:style-name="T6_21">pre</text:span><text:span text:style-name="T6_22">/</text:span><text:span text:style-name="T6_23">post</text:span><text:span text:style-name="T6_24"><text:s/></text:span><text:span text:style-name="T6_25">de</text:span><text:span text:style-name="T6_26"><text:s/></text:span><text:span text:style-name="T6_27">les</text:span><text:span text:style-name="T6_28"><text:s/>4<text:s/></text:span><text:span text:style-name="T6_29">operacions</text:span><text:span text:style-name="T6_30">,<text:s/></text:span><text:span text:style-name="T6_31">les</text:span><text:span text:style-name="T6_32"><text:s/></text:span><text:span text:style-name="T6_33">trobareu</text:span><text:span text:style-name="T6_34"><text:s/></text:span><text:span text:style-name="T6_35">a</text:span><text:span text:style-name="T6_36"><text:s/></text:span><text:span text:style-name="T6_37">cada</text:span><text:span text:style-name="T6_38"><text:s/></text:span><text:span text:style-name="T6_39">carpeta</text:span><text:span text:style-name="T6_40"><text:s/></text:span><text:span text:style-name="T6_41">corresponent</text:span><text:span text:style-name="T6_42"><text:s/></text:span><text:span text:style-name="T6_43">dins</text:span><text:span text:style-name="T6_44"><text:s/></text:span><text:span text:style-name="T6_45">del</text:span><text:span text:style-name="T6_46"><text:s/></text:span><text:span text:style-name="T6_47">directori</text:span><text:span text:style-name="T6_48">:<text:s/>“</text:span><text:span text:style-name="T6_49">FerMoviment</text:span><text:span text:style-name="T6_50">/</text:span><text:span text:style-name="T6_51">Comprovacions</text:span><text:span text:style-name="T6_52">(...)”</text:span></text:p>
      <text:p text:style-name="P7"/>
      <text:p text:style-name="P8"><text:span text:style-name="T8_1">Els</text:span><text:span text:style-name="T8_2"><text:s/></text:span><text:span text:style-name="T8_3">canvis</text:span><text:span text:style-name="T8_4"><text:s/></text:span><text:span text:style-name="T8_5">són</text:span><text:span text:style-name="T8_6"><text:s/></text:span><text:span text:style-name="T8_7">exactament</text:span><text:span text:style-name="T8_8"><text:s/></text:span><text:span text:style-name="T8_9">aquests</text:span><text:span text:style-name="T8_10">:</text:span></text:p>
      <text:p text:style-name="P9"/>
      <text:p text:style-name="P10"><text:span text:style-name="T10_1">comprovaPartidaPerduda</text:span><text:span text:style-name="T10_2">:<text:s/></text:span><text:span text:style-name="T10_3">No</text:span><text:span text:style-name="T10_4"><text:s/></text:span><text:span text:style-name="T10_5">cal</text:span><text:span text:style-name="T10_6"><text:s/></text:span><text:span text:style-name="T10_7">comprovar</text:span><text:span text:style-name="T10_8"><text:s/></text:span><text:span text:style-name="T10_9">si</text:span><text:span text:style-name="T10_10"><text:s/></text:span><text:span text:style-name="T10_11">cap</text:span><text:span text:style-name="T10_12"><text:s/></text:span><text:span text:style-name="T10_13">casella</text:span><text:span text:style-name="T10_14"><text:s/></text:span><text:span text:style-name="T10_15">té</text:span><text:span text:style-name="T10_16"><text:s/></text:span><text:span text:style-name="T10_17">el</text:span><text:span text:style-name="T10_18"><text:s/></text:span><text:span text:style-name="T10_19">numero</text:span><text:span text:style-name="T10_20"><text:s/>2048;<text:s/></text:span><text:span text:style-name="T10_21">Es</text:span><text:span text:style-name="T10_22"><text:s/></text:span><text:span text:style-name="T10_23">retorna</text:span><text:span text:style-name="T10_24"><text:s/></text:span><text:span text:style-name="T10_25">un</text:span><text:span text:style-name="T10_26"><text:s/></text:span><text:span text:style-name="T10_27">booleà</text:span><text:span text:style-name="T10_28"><text:s/></text:span><text:span text:style-name="T10_29">que</text:span><text:span text:style-name="T10_30"><text:s/></text:span><text:span text:style-name="T10_31">indica</text:span><text:span text:style-name="T10_32"><text:s/></text:span><text:span text:style-name="T10_33">si</text:span><text:span text:style-name="T10_34"><text:s/></text:span><text:span text:style-name="T10_35">la</text:span><text:span text:style-name="T10_36"><text:s/></text:span><text:span text:style-name="T10_37">partida</text:span><text:span text:style-name="T10_38"><text:s/></text:span><text:span text:style-name="T10_39">s</text:span><text:span text:style-name="T10_40">’</text:span><text:span text:style-name="T10_41">ha</text:span><text:span text:style-name="T10_42"><text:s/></text:span><text:span text:style-name="T10_43">perdut</text:span></text:p>
      <text:p text:style-name="P11"><text:span text:style-name="T11_1">comprovaPartidaGuanyada</text:span><text:span text:style-name="T11_2">:<text:s/></text:span><text:span text:style-name="T11_3">No</text:span><text:span text:style-name="T11_4"><text:s/></text:span><text:span text:style-name="T11_5">s</text:span><text:span text:style-name="T11_6">’</text:span><text:span text:style-name="T11_7">envia</text:span><text:span text:style-name="T11_8"><text:s/></text:span><text:span text:style-name="T11_9">cap</text:span><text:span text:style-name="T11_10"><text:s/></text:span><text:span text:style-name="T11_11">missatge</text:span><text:span text:style-name="T11_12">;<text:s/></text:span><text:span text:style-name="T11_13">Es</text:span><text:span text:style-name="T11_14"><text:s/></text:span><text:span text:style-name="T11_15">retorna</text:span><text:span text:style-name="T11_16"><text:s/></text:span><text:span text:style-name="T11_17">un</text:span><text:span text:style-name="T11_18"><text:s/></text:span><text:span text:style-name="T11_19">booleà</text:span><text:span text:style-name="T11_20"><text:s/></text:span><text:span text:style-name="T11_21">indicant</text:span><text:span text:style-name="T11_22"><text:s/></text:span><text:span text:style-name="T11_23">si</text:span><text:span text:style-name="T11_24"><text:s/></text:span><text:span text:style-name="T11_25">la</text:span><text:span text:style-name="T11_26"><text:s/></text:span><text:span text:style-name="T11_27">partida</text:span><text:span text:style-name="T11_28"><text:s/></text:span><text:span text:style-name="T11_29">s</text:span><text:span text:style-name="T11_30">’</text:span><text:span text:style-name="T11_31">ha</text:span><text:span text:style-name="T11_32"><text:s/></text:span><text:span text:style-name="T11_33">guanyat</text:span></text:p>
      <text:p text:style-name="P12"><text:span text:style-name="T12_1">partidaJugada</text:span><text:span text:style-name="T12_2">:<text:s/></text:span><text:span text:style-name="T12_3">La</text:span><text:span text:style-name="T12_4"><text:s/></text:span><text:span text:style-name="T12_5">precondició</text:span><text:span text:style-name="T12_6"><text:s/></text:span><text:span text:style-name="T12_7">és</text:span><text:span text:style-name="T12_8"><text:s/></text:span><text:span text:style-name="T12_9">que</text:span><text:span text:style-name="T12_10"><text:s/></text:span><text:span text:style-name="T12_11">la</text:span><text:span text:style-name="T12_12"><text:s/></text:span><text:span text:style-name="T12_13">partida</text:span><text:span text:style-name="T12_14"><text:s/></text:span><text:span text:style-name="T12_15">hagi</text:span><text:span text:style-name="T12_16"><text:s/></text:span><text:span text:style-name="T12_17">acabat</text:span><text:span text:style-name="T12_18">.</text:span></text:p>
      <text:p text:style-name="P13"><text:span text:style-name="T13_1">preparaSegüentMoviment</text:span><text:span text:style-name="T13_2">:<text:s/></text:span><text:span text:style-name="T13_3">cap</text:span><text:span text:style-name="T13_4"><text:s/></text:span><text:span text:style-name="T13_5">canvi</text:span></text:p>
      <text:p text:style-name="P14"><text:span text:style-name="T14_1">enviarMissatge</text:span><text:span text:style-name="T14_2">:</text:span><text:span text:style-name="T14_3"><text:s/></text:span><text:span text:style-name="T14_4">nova</text:span><text:span text:style-name="T14_5"><text:s/></text:span><text:span text:style-name="T14_6">transacció</text:span><text:span text:style-name="T14_7">,<text:s/></text:span><text:span text:style-name="T14_8">rep</text:span><text:span text:style-name="T14_9"><text:s/></text:span><text:span text:style-name="T14_10">com</text:span><text:span text:style-name="T14_11"><text:s/></text:span><text:span text:style-name="T14_12">a</text:span><text:span text:style-name="T14_13"><text:s/></text:span><text:span text:style-name="T14_14">paràmetres</text:span><text:span text:style-name="T14_15"><text:s/></text:span><text:span text:style-name="T14_16">l</text:span><text:span text:style-name="T14_17">’</text:span><text:span text:style-name="T14_18">ID</text:span><text:span text:style-name="T14_19"><text:s/></text:span><text:span text:style-name="T14_20">i</text:span><text:span text:style-name="T14_21"><text:s/></text:span><text:span text:style-name="T14_22">la</text:span><text:span text:style-name="T14_23"><text:s/></text:span><text:span text:style-name="T14_24">puntuació</text:span><text:span text:style-name="T14_25"><text:s/></text:span><text:span text:style-name="T14_26">i</text:span><text:span text:style-name="T14_27"><text:s/></text:span><text:span text:style-name="T14_28">ella</text:span><text:span text:style-name="T14_29"><text:s/></text:span><text:span text:style-name="T14_30">mateixa</text:span><text:span text:style-name="T14_31"><text:s/></text:span><text:span text:style-name="T14_32">invoca</text:span><text:span text:style-name="T14_33"><text:s/></text:span><text:span text:style-name="T14_34">el</text:span><text:span text:style-name="T14_35"><text:s/></text:span><text:span text:style-name="T14_36">servei</text:span><text:span text:style-name="T14_37"><text:s/></text:span><text:span text:style-name="T14_38">extern</text:span><text:span text:style-name="T14_3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